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7" office:value-type="float"/>
          <table:table-cell office:value="11" office:value-type="float"/>
          <table:table-cell office:value="8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BD</text:p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CDF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CF</text:p>
          </table:table-cell>
          <table:table-cell office:value="9" office:value-type="float"/>
          <table:table-cell office:value="15" office:value-type="float"/>
          <table:table-cell office:value="11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/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="7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109316</meta:creation-date>
    <dc:date>2023-05-26T00:52:52.109316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